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TestConfiguration.spanishMessage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TestConfiguration.defaultMessage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